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4.85cm" fo:min-width="11.4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0.95cm" fo:min-width="3.3cm" fo:wrap-option="wrap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0.95cm" fo:min-width="3.5cm" fo:wrap-option="wrap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15.05cm" fo:min-width="13.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95cm" fo:min-width="3.6cm" fo:wrap-option="wrap"/>
    </style:style>
    <style:style style:name="gr6" style:family="graphic" style:parent-style-name="standard">
      <style:graphic-properties draw:fill="none" draw:textarea-horizontal-align="justify" draw:textarea-vertical-align="top" draw:auto-grow-height="false" fo:min-height="6.602cm" fo:min-width="11.63cm" fo:wrap-option="wrap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3.65cm" fo:min-width="4.8cm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1.545cm" fo:min-width="1.739cm"/>
    </style:style>
    <style:style style:name="gr9" style:family="graphic" style:parent-style-name="standard">
      <style:graphic-properties draw:fill="none" draw:textarea-horizontal-align="justify" draw:textarea-vertical-align="top" draw:auto-grow-height="false" fo:min-height="1.085cm" fo:min-width="1.73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65cm" fo:min-width="3.6cm" fo:wrap-option="wrap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273cm" fo:min-width="2.101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horizontal-align="right" draw:textarea-vertical-align="botto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729fcf"/>
      <style:paragraph-properties fo:text-align="center"/>
      <style:text-properties fo:font-size="12pt"/>
    </style:style>
    <style:style style:name="P5" style:family="paragraph">
      <style:paragraph-properties fo:line-height="100%" fo:text-align="center"/>
    </style:style>
    <style:style style:name="P6" style:family="paragraph">
      <loext:graphic-properties draw:fill="none"/>
      <style:paragraph-properties fo:line-height="100%" fo:text-align="center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cm" svg:height="5.1cm" svg:x="4.3cm" svg:y="3.5cm">
          <text:p text:style-name="P1"><text:span text:style-name="T1">APS Pack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8cm" svg:height="1.2cm" svg:x="5cm" svg:y="6.95cm">
          <text:p text:style-name="P1"><text:span text:style-name="T2">Application provisioning log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cm" svg:height="1.2cm" svg:x="11.4cm" svg:y="6.95cm">
          <text:p text:style-name="P1"><text:span text:style-name="T1">Application presentation log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4.3cm" svg:height="15.3cm" svg:x="3cm" svg:y="1.4cm">
          <text:p text:style-name="P1"><text:span text:style-name="T1">Hosting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2" draw:id="id2" draw:layer="layout" svg:width="4.1cm" svg:height="1.2cm" svg:x="7.3cm" svg:y="12.3cm">
          <text:p text:style-name="P5"><text:span text:style-name="T2">APS</text:span><text:span text:style-name="T1"> </text:span><text:span text:style-name="T2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5" draw:id="id5" draw:layer="layout" svg:width="13.1cm" svg:height="7.4cm" svg:x="3.7cm" svg:y="2.3cm">
          <text:p text:style-name="P1"><text:span text:style-name="T1">APS Application Endpoi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7" xml:id="id4" draw:id="id4" draw:layer="layout" svg:width="5.3cm" svg:height="3.9cm" svg:x="20.5cm" svg:y="2.8cm">
          <text:p text:style-name="P1"><text:span text:style-name="T2">Appl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2.6cm" svg:height="2.69cm" svg:x="21.8cm" svg:y="3.71cm">
          <text:p text:style-name="P1"><text:span text:style-name="T2">Servic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7" xml:id="id3" draw:id="id3" draw:layer="layout" svg:width="2.6cm" svg:height="2cm" svg:x="8.7cm" svg:y="4.45cm">
          <text:p text:style-name="P1"><text:span text:style-name="T2">Resources</text:span></text:p>
          <text:p text:style-name="P1"><text:span text:style-name="T2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6" xml:id="id1" draw:id="id1" draw:layer="layout" svg:width="4.1cm" svg:height="0.9cm" svg:x="7.278cm" svg:y="14.9cm">
          <text:p text:style-name="P5"><text:span text:style-name="T1">Custom 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xml:id="id7" draw:id="id7" draw:layer="layout" svg:width="2.6cm" svg:height="1.9cm" svg:x="8.028cm" svg:y="17.5cm">
          <text:p text:style-name="P1"><text:span text:style-name="T2">Operations</text:span></text:p>
          <text:p text:style-name="P1"><text:span text:style-name="T2">Tea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2" draw:text-style-name="P8" draw:layer="layout" svg:x1="9.328cm" svg:y1="14.9cm" svg:x2="9.35cm" svg:y2="13.5cm" draw:start-shape="id1" draw:start-glue-point="4" draw:end-shape="id2" draw:end-glue-point="6" svg:d="M9328 14900v-699h22v-701" svg:viewBox="0 0 23 1401">
          <text:p/>
        </draw:connector>
        <draw:connector draw:style-name="gr12" draw:text-style-name="P8" draw:layer="layout" draw:type="lines" draw:line-skew="3.098cm -1.399cm" svg:x1="11.3cm" svg:y1="5.45cm" svg:x2="20.5cm" svg:y2="4.75cm" draw:start-shape="id3" draw:start-glue-point="7" draw:end-shape="id4" draw:end-glue-point="5" svg:d="M11300 5450h3600l3700-700h1900" svg:viewBox="0 0 9201 701">
          <text:p/>
        </draw:connector>
        <draw:connector draw:style-name="gr12" draw:text-style-name="P8" draw:layer="layout" draw:type="lines" draw:line-skew="2.098cm 0.198cm" svg:x1="16.8cm" svg:y1="6cm" svg:x2="23.15cm" svg:y2="6.7cm" draw:start-shape="id5" draw:start-glue-point="7" draw:end-shape="id4" draw:end-glue-point="6" svg:d="M16800 6000h2600l3750 1400v-700" svg:viewBox="0 0 6351 1401">
          <text:p/>
        </draw:connector>
        <draw:custom-shape draw:style-name="gr11" draw:text-style-name="P7" xml:id="id6" draw:id="id6" draw:layer="layout" svg:width="2.6cm" svg:height="1.9cm" svg:x="12.929cm" svg:y="17.501cm">
          <text:p text:style-name="P1"><text:span text:style-name="T2">Application</text:span></text:p>
          <text:p text:style-name="P1"><text:span text:style-name="T2">Stor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2" draw:text-style-name="P8" draw:layer="layout" draw:type="curve" svg:x1="11.378cm" svg:y1="15.35cm" svg:x2="12.929cm" svg:y2="18.451cm" draw:start-shape="id1" draw:start-glue-point="7" draw:end-shape="id6" draw:end-glue-point="5" svg:d="M11378 15350c1164 0 389 3101 1551 3101" svg:viewBox="0 0 1552 3102">
          <text:p/>
        </draw:connector>
        <draw:connector draw:style-name="gr12" draw:text-style-name="P8" draw:layer="layout" draw:type="curve" svg:x1="9.328cm" svg:y1="15.8cm" svg:x2="9.328cm" svg:y2="17.689cm" draw:start-shape="id1" draw:start-glue-point="6" draw:end-shape="id7" draw:end-glue-point="4" svg:d="M9328 15800v1889" svg:viewBox="0 0 1 1890">
          <text:p/>
        </draw:connector>
        <draw:connector draw:style-name="gr13" draw:text-style-name="P7" draw:layer="layout" draw:type="curve" svg:x1="10.25cm" svg:y1="9.7cm" svg:x2="9.35cm" svg:y2="12.3cm" draw:start-shape="id5" draw:start-glue-point="6" draw:end-shape="id2" draw:end-glue-point="4" svg:d="M10250 9700c0 1951-900 652-900 2600" svg:viewBox="0 0 901 2601">
          <text:p text:style-name="P1"><text:span text:style-name="T2">REST API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5:00:34.502235311</meta:creation-date>
    <meta:editing-duration>PT1H30M41S</meta:editing-duration>
    <meta:editing-cycles>7</meta:editing-cycles>
    <meta:generator>LibreOffice/5.0.4.2$Linux_X86_64 LibreOffice_project/00m0$Build-2</meta:generator>
    <dc:date>2016-06-01T17:00:55.334293605</dc:date>
    <meta:document-statistic meta:object-count="18"/>
  </office:meta>
</office:document-meta>
</file>